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00000003C0B8D7CDD1345B2A7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2.1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cm" svg:y="6.624cm">
          <draw:image xlink:href="Pictures/1000020100000500000003C0B8D7CDD1345B2A7B.png" xlink:type="simple" xlink:show="embed" xlink:actuate="onLoad" loext:mime-type="image/png">
            <text:p/>
          </draw:image>
        </draw:frame>
        <draw:custom-shape draw:style-name="gr2" draw:text-style-name="P2" draw:layer="layout" svg:width="2.667cm" svg:height="0.508cm" svg:x="15.705cm" svg:y="11.16cm">
          <text:p text:style-name="P2"><text:span text:style-name="T1">somewhe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2-12-28T15:30:55.140945649</dc:date>
    <meta:editing-duration>PT4M5S</meta:editing-duration>
    <meta:editing-cycles>1</meta:editing-cycles>
    <meta:document-statistic meta:object-count="2"/>
    <meta:generator>LibreOffice/6.4.7.2$Linux_X86_64 LibreOffice_project/40$Build-2</meta:generator>
  </office:meta>
</office:document-meta>
</file>